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ack1" svg:font-family="Hack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Hack" svg:font-family="Hack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1c1c1c" draw:textarea-horizontal-align="justify" draw:textarea-vertical-align="middle" draw:auto-grow-height="false" fo:min-height="0.75cm" fo:min-width="23.5cm"/>
      <style:paragraph-properties style:writing-mode="lr-tb"/>
    </style:style>
    <style:style style:name="gr3" style:family="graphic" style:parent-style-name="standard">
      <style:graphic-properties draw:fill-color="#1c1c1c" draw:textarea-horizontal-align="justify" draw:textarea-vertical-align="top" draw:auto-grow-height="false" fo:min-height="4.75cm" fo:min-width="23.5cm"/>
      <style:paragraph-properties style:writing-mode="lr-tb"/>
    </style:style>
    <style:style style:name="gr4" style:family="graphic" style:parent-style-name="standard">
      <style:graphic-properties draw:fill-color="#1c1c1c" draw:textarea-horizontal-align="justify" draw:textarea-vertical-align="top" draw:auto-grow-height="false" fo:min-height="0.75cm" fo:min-width="23.5cm"/>
      <style:paragraph-properties style:writing-mode="lr-tb"/>
    </style:style>
    <style:style style:name="pr1" style:family="presentation" style:parent-style-name="Inspiration-title">
      <style:graphic-properties draw:fill-color="#ffffff" fo:min-height="1.75cm"/>
      <style:paragraph-properties style:writing-mode="lr-tb"/>
    </style:style>
    <style:style style:name="pr2" style:family="presentation" style:parent-style-name="Inspiration-title">
      <style:graphic-properties draw:fill-color="#ffffff" draw:textarea-vertical-align="middle" fo:min-height="1.75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1.75cm"/>
      <style:paragraph-properties style:writing-mode="lr-tb"/>
    </style:style>
    <style:style style:name="pr5" style:family="presentation" style:parent-style-name="Inspiration-outline1">
      <style:graphic-properties fo:min-height="10.001cm"/>
      <style:paragraph-properties style:writing-mode="lr-tb"/>
    </style:style>
    <style:style style:name="pr6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weight="bold" style:font-weight-asian="bold" style:font-weight-complex="bold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fo:font-weight="normal" style:font-weight-asian="normal" style:font-weight-complex="normal"/>
    </style:style>
    <style:style style:name="P8" style:family="paragraph">
      <style:paragraph-properties fo:margin-left="0cm" fo:margin-right="0cm" fo:margin-top="0cm" fo:margin-bottom="0.373cm" fo:text-indent="0cm"/>
    </style:style>
    <style:style style:name="P9" style:family="paragraph">
      <style:paragraph-properties fo:text-align="start" style:writing-mode="lr-tb"/>
      <style:text-properties fo:color="#dddddd" loext:opacity="100%" style:font-name="Liberation Mono" fo:font-size="18pt" fo:background-color="transparent" style:font-size-asian="18pt" style:font-size-complex="18pt"/>
    </style:style>
    <style:style style:name="P10" style:family="paragraph">
      <loext:graphic-properties draw:fill-color="#1c1c1c"/>
      <style:paragraph-properties fo:text-align="start" style:writing-mode="lr-tb"/>
      <style:text-properties fo:color="#dddddd" loext:opacity="100%" style:font-name="Liberation Mono" fo:font-size="18pt" fo:background-color="transparent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dddddd" loext:opacity="100%" style:font-name="Liberation Mono" fo:font-size="18pt" fo:background-color="transparent" style:font-size-asian="18pt" style:font-size-complex="18pt"/>
    </style:style>
    <style:style style:name="P12" style:family="paragraph">
      <style:paragraph-properties style:writing-mode="lr-tb"/>
      <style:text-properties fo:font-size="14pt" style:font-size-asian="14pt" style:font-size-complex="14pt"/>
    </style:style>
    <style:style style:name="P13" style:family="paragraph">
      <style:paragraph-properties fo:text-align="start" style:writing-mode="lr-tb"/>
      <style:text-properties fo:color="#dddddd" loext:opacity="100%" style:font-name="Liberation Mono" fo:font-size="18pt" fo:background-color="transparent"/>
    </style:style>
    <style:style style:name="P14" style:family="paragraph">
      <loext:graphic-properties draw:fill-color="#1c1c1c"/>
      <style:paragraph-properties fo:text-align="start" style:writing-mode="lr-tb"/>
      <style:text-properties fo:color="#dddddd" loext:opacity="100%" style:font-name="Liberation Mono" fo:font-size="18pt" fo:background-color="transparent"/>
    </style:style>
    <style:style style:name="P15" style:family="paragraph">
      <style:text-properties fo:font-weight="bold" style:font-weight-asian="bold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4586" loext:opacity="100%" fo:font-weight="bold" style:font-weight-asian="bold" style:font-weight-complex="bold"/>
    </style:style>
    <style:style style:name="T7" style:family="text">
      <style:text-properties fo:color="#004586" loext:opacity="100%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004586" loext:opacity="100%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1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83caff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dddddd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420e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aecf00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950e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d320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d320" loext:opacity="100%" style:font-name="Liberation Mono" fo:font-size="18pt" fo:background-color="transparent" style:font-size-asian="18pt" style:font-size-complex="18pt"/>
    </style:style>
    <style:style style:name="T18" style:family="text">
      <style:text-properties fo:color="#dddddd" loext:opacity="100%" style:font-name="Liberation Mono" fo:font-size="18pt" fo:background-color="transparent" style:font-size-asian="18pt" style:font-size-complex="18pt"/>
    </style:style>
    <style:style style:name="T19" style:family="text">
      <style:text-properties fo:color="#ff420e" loext:opacity="100%"/>
    </style:style>
    <style:style style:name="T20" style:family="text">
      <style:text-properties fo:color="#292929" loext:opacity="100%" fo:font-weight="bold" style:font-weight-asian="bold" style:font-weight-complex="bold"/>
    </style:style>
    <style:style style:name="T21" style:family="text">
      <style:text-properties fo:color="#ff420e" loext:opacity="10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292929" loext:opacity="100%" style:text-outline="false" style:text-line-through-style="none" style:text-line-through-type="none" style:font-name="Liberation Sans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color="#579d1c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fo:color="#292929" loext:opacity="100%" fo:font-size="14pt" fo:font-style="italic" style:font-size-asian="14pt" style:font-style-asian="italic" style:font-size-complex="14pt" style:font-style-complex="italic"/>
    </style:style>
    <style:style style:name="T28" style:family="text">
      <style:text-properties fo:color="#dddddd" loext:opacity="100%" style:font-name="Liberation Mono" fo:font-size="18pt" fo:background-color="transparent"/>
    </style:style>
    <style:style style:name="T29" style:family="text">
      <style:text-properties fo:color="#666666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18cm" svg:height="1.75cm" svg:x="2.5cm" svg:y="7.25cm" presentation:class="title" presentation:user-transformed="true">
          <draw:text-box>
            <text:p><text:span text:style-name="T1">Les Exceptions PHP</text:span></text:p>
          </draw:text-box>
        </draw:frame>
        <draw:frame presentation:style-name="pr2" draw:text-style-name="P2" draw:layer="layout" svg:width="24cm" svg:height="1.75cm" svg:x="1.5cm" svg:y="1.25cm" presentation:class="title" presentation:user-transformed="true">
          <draw:text-box>
            <text:p><text:span text:style-name="T2">BOILLEY Adrien | </text:span><text:span text:style-name="T3">CC (by-nc) 2021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4" draw:layer="layout" svg:width="24cm" svg:height="1.75cm" svg:x="1.5cm" svg:y="1.25cm" presentation:class="title" presentation:user-transformed="true">
          <draw:text-box>
            <text:p><text:span text:style-name="T4">Error </text:span><text:span text:style-name="T5">Reporting</text:span></text:p>
          </draw:text-box>
        </draw:frame>
        <draw:frame presentation:style-name="pr5" draw:text-style-name="P5" draw:layer="layout" svg:width="25cm" svg:height="6.791cm" svg:x="1.5cm" svg:y="3.75cm" presentation:class="outline" presentation:user-transformed="true">
          <draw:text-box>
            <text:list text:style-name="L2">
              <text:list-item>
                <text:p>Quand le programme est <text:span text:style-name="T6">complexe</text:span>. Avec de nombreux fichiers, classes, dépendances, etc. </text:p>
              </text:list-item>
              <text:list-item>
                <text:p>Écrit en <text:span text:style-name="T7">Orienté Objet</text:span>, standard mais personnalisable.</text:p>
              </text:list-item>
              <text:list-item>
                <text:p>Obtenir une <text:span text:style-name="T6">pile d’appel complète</text:span>.</text:p>
              </text:list-item>
              <text:list-item>
                <text:p>Quand il s’agit d’une erreur de programmation, qui sera <text:span text:style-name="T6">“</text:span><text:span text:style-name="T8">invisible</text:span><text:span text:style-name="T6">”</text:span> au parser de <text:span text:style-name="T5">PHP</text:span> et à l’exécution du code.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text-style-name="P7" draw:layer="layout" svg:width="24cm" svg:height="1.75cm" svg:x="1.5cm" svg:y="1.25cm" presentation:class="title" presentation:user-transformed="true">
          <draw:text-box>
            <text:p><text:span text:style-name="T5">Instancier une </text:span><text:span text:style-name="T4">Exception</text:span></text:p>
          </draw:text-box>
        </draw:frame>
        <draw:frame presentation:style-name="pr5" draw:text-style-name="P5" draw:layer="layout" svg:width="25cm" svg:height="1.75cm" svg:x="1.5cm" svg:y="3.75cm" presentation:class="outline" presentation:user-transformed="true">
          <draw:text-box>
            <text:list text:style-name="L2">
              <text:list-item>
                <text:p text:style-name="P8"><text:span text:style-name="T9">Quand le contexte logique l’impose, on va </text:span><text:span text:style-name="T10">“jeter”</text:span><text:span text:style-name="T9"> (throw) une instance d’Exception (ou un objet héritant de l’</text:span>Exception). </text:p>
              </text:list-item>
            </text:list>
          </draw:text-box>
        </draw:frame>
        <draw:custom-shape draw:style-name="gr2" draw:text-style-name="P10" draw:layer="layout" svg:width="24cm" svg:height="1cm" svg:x="2.5cm" svg:y="6cm">
          <text:p text:style-name="P9"><text:span text:style-name="T11">throw</text:span><text:span text:style-name="T12"> new </text:span><text:span text:style-name="T13">Exception</text:span><text:span text:style-name="T12">(</text:span><text:span text:style-name="T14">‘Erreur quelconque’</text:span><text:span text:style-name="T12">, 123</text:span><text:span text:style-name="T15">, </text:span><text:span text:style-name="T16">$</text:span><text:span text:style-name="T17">Throwable</text:span><text:span text:style-name="T18">);</text:span></text:p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cm" svg:height="4.5cm" svg:x="1.5cm" svg:y="7.5cm" presentation:class="outline" presentation:user-transformed="true">
          <draw:text-box>
            <text:list text:style-name="L2">
              <text:list-item>
                <text:p text:style-name="P8">(<text:span text:style-name="T19">string</text:span>)[<text:span text:style-name="T20">option</text:span>] : Un message d’erreur personnalisé, mais qui doit rester explicite.</text:p>
              </text:list-item>
              <text:list-item>
                <text:p text:style-name="P8"><text:span text:style-name="T9">(</text:span><text:span text:style-name="T21">integer</text:span><text:span text:style-name="T9">)[</text:span><text:span text:style-name="T22">option</text:span><text:span text:style-name="T9">] : Une numéro de code erreur </text:span>personnalisé, mais qui dépendra d’un convention locale ou de votre convention propre.</text:p>
              </text:list-item>
              <text:list-item>
                <text:p text:style-name="P8">(<text:span text:style-name="T19">throwable</text:span>)[<text:span text:style-name="T20">option</text:span>] : Un autre objet <text:span text:style-name="T23">“jetable”</text:span> (throwable), une exception généralement, pour pouvoir empiler les rapports. </text:p>
              </text:list-item>
            </text:list>
          </draw:text-box>
        </draw:frame>
        <presentation:notes draw:style-name="dp1">
          <draw:page-thumbnail draw:style-name="gr1" draw:layer="layout" svg:width="12.75cm" svg:height="9.56cm" svg:x="4.125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text-style-name="P7" draw:layer="layout" svg:width="24cm" svg:height="1.75cm" svg:x="1.5cm" svg:y="1.25cm" presentation:class="title" presentation:user-transformed="true">
          <draw:text-box>
            <text:p><text:span text:style-name="T4">Attraper</text:span><text:span text:style-name="T5"> une Exception</text:span></text:p>
          </draw:text-box>
        </draw:frame>
        <draw:frame presentation:style-name="pr5" draw:text-style-name="P5" draw:layer="layout" svg:width="25cm" svg:height="1.25cm" svg:x="1.5cm" svg:y="3.75cm" presentation:class="outline" presentation:user-transformed="true">
          <draw:text-box>
            <text:list text:style-name="L2">
              <text:list-item>
                <text:p text:style-name="P8">Il n’y a plus qu’a <text:span text:style-name="T23">“attraper”</text:span> l’erreur au vol et l’afficher.</text:p>
              </text:list-item>
            </text:list>
          </draw:text-box>
        </draw:frame>
        <draw:custom-shape draw:style-name="gr3" draw:text-style-name="P10" draw:layer="layout" svg:width="24cm" svg:height="5cm" svg:x="2.5cm" svg:y="5cm">
          <text:p text:style-name="P9"><text:span text:style-name="T11">try</text:span><text:span text:style-name="T12"> {</text:span></text:p>
          <text:p text:style-name="P9"><text:span text:style-name="T24"><text:tab/></text:span><text:span text:style-name="T24">// do something may send exceptions...</text:span></text:p>
          <text:p text:style-name="P9"><text:span text:style-name="T12">}</text:span></text:p>
          <text:p text:style-name="P9"><text:span text:style-name="T11">catch </text:span><text:span text:style-name="T12">(</text:span><text:span text:style-name="T13">Exception</text:span><text:span text:style-name="T12"> </text:span><text:span text:style-name="T16">$error</text:span><text:span text:style-name="T12">) {</text:span></text:p>
          <text:p text:style-name="P11"><text:span text:style-name="T12"><text:tab/></text:span><text:span text:style-name="T11">echo </text:span><text:span text:style-name="T16">$error </text:span><text:span text:style-name="T25">. </text:span><text:span text:style-name="T14">“</text:span><text:span text:style-name="T15">\n</text:span><text:span text:style-name="T14">”</text:span></text:p>
          <text:p text:style-name="P9"><text:span text:style-name="T12">}</text:span></text:p>
          <draw:enhanced-geometry svg:viewBox="0 0 21600 21600" draw:type="rectangle" draw:enhanced-path="M 0 0 L 21600 0 21600 21600 0 21600 0 0 Z N"/>
        </draw:custom-shape>
        <draw:frame presentation:style-name="pr5" draw:text-style-name="P12" draw:layer="layout" svg:width="25cm" svg:height="2.25cm" svg:x="1.5cm" svg:y="10.25cm" presentation:class="outline" presentation:user-transformed="true">
          <draw:text-box>
            <text:list text:style-name="L2">
              <text:list-item>
                <text:p text:style-name="P8"><text:span text:style-name="T26">NB :</text:span><text:span text:style-name="T3"> On peut faire </text:span><text:span text:style-name="T26">echo</text:span><text:span text:style-name="T3"> directement sur l’objet Exception : celui utilise une fonction magique </text:span><text:span text:style-name="T27">__toString()</text:span><text:span text:style-name="T3"> qui sert à sérialiser l’objet à la volée.</text:span></text:p>
              </text:list-item>
            </text:list>
          </draw:text-box>
        </draw:frame>
        <presentation:notes draw:style-name="dp1">
          <draw:page-thumbnail draw:style-name="gr1" draw:layer="layout" svg:width="12.75cm" svg:height="9.56cm" svg:x="4.125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text-style-name="P7" draw:layer="layout" svg:width="24cm" svg:height="1.75cm" svg:x="1.5cm" svg:y="1.25cm" presentation:class="title" presentation:user-transformed="true">
          <draw:text-box>
            <text:p><text:span text:style-name="T4">Personnaliser</text:span><text:span text:style-name="T5"> une Exception</text:span></text:p>
          </draw:text-box>
        </draw:frame>
        <draw:frame presentation:style-name="pr5" draw:text-style-name="P5" draw:layer="layout" svg:width="25cm" svg:height="2.75cm" svg:x="1.5cm" svg:y="3.75cm" presentation:class="outline" presentation:user-transformed="true">
          <draw:text-box>
            <text:list text:style-name="L2">
              <text:list-item>
                <text:p text:style-name="P8">Il est possible de créer sa propre classe et de l’étendre avec l’objet Exception.</text:p>
              </text:list-item>
              <text:list-item>
                <text:p text:style-name="P8"><text:span text:style-name="T9">Vous héritez ainsi des propriétés et méthodes de </text:span>l’objet Exception.</text:p>
              </text:list-item>
            </text:list>
          </draw:text-box>
        </draw:frame>
        <draw:custom-shape draw:style-name="gr4" draw:text-style-name="P14" draw:layer="layout" svg:width="24cm" svg:height="1cm" svg:x="2.5cm" svg:y="7cm">
          <text:p text:style-name="P13"><text:span text:style-name="T11">class</text:span><text:span text:style-name="T25"> </text:span><text:span text:style-name="T13">MonException </text:span><text:span text:style-name="T11">extends </text:span><text:span text:style-name="T15">\Exception</text:span><text:span text:style-name="T13"> </text:span><text:span text:style-name="T12">{ </text:span><text:span text:style-name="T24">/*...*/ </text:span><text:span text:style-name="T12">}</text:span></text:p>
          <draw:enhanced-geometry svg:viewBox="0 0 21600 21600" draw:type="rectangle" draw:enhanced-path="M 0 0 L 21600 0 21600 21600 0 21600 0 0 Z N"/>
        </draw:custom-shape>
        <draw:custom-shape draw:style-name="gr2" draw:text-style-name="P14" draw:layer="layout" svg:width="24cm" svg:height="1cm" svg:x="2.5cm" svg:y="10cm">
          <text:p text:style-name="P13"><text:span text:style-name="T11">throw</text:span><text:span text:style-name="T12"> new </text:span><text:span text:style-name="T13">MonException</text:span><text:span text:style-name="T12">(</text:span><text:span text:style-name="T14">‘Mon objet perso !’</text:span><text:span text:style-name="T28">);</text:span></text:p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cm" svg:height="1cm" svg:x="1.5cm" svg:y="8.5cm" presentation:class="outline" presentation:user-transformed="true">
          <draw:text-box>
            <text:list text:style-name="L2">
              <text:list-item>
                <text:p text:style-name="P8">Il n’y plus qu’a instancier et jeter votre Exception là où c’est nécessaire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text-style-name="P4" draw:layer="layout" svg:width="24cm" svg:height="1.75cm" svg:x="1.5cm" svg:y="1.25cm" presentation:class="title" presentation:user-transformed="true">
          <draw:text-box>
            <text:p text:style-name="P15"><text:span text:style-name="T4">Sources</text:span></text:p>
          </draw:text-box>
        </draw:frame>
        <draw:frame presentation:style-name="pr5" draw:text-style-name="P5" draw:layer="layout" svg:width="25cm" svg:height="10cm" svg:x="1.5cm" svg:y="3.75cm" presentation:class="outline">
          <draw:text-box>
            <text:list text:style-name="L2">
              <text:list-item>
                <text:p>L’objet Exception PHP</text:p>
                <text:list>
                  <text:list-item>
                    <text:p><text:a xlink:href="https://www.php.net/manual/fr/language.exceptions.php" xlink:type="simple">https://www.php.net/manual/fr/language.exceptions.php</text:a></text:p>
                  </text:list-item>
                </text:list>
              </text:list-item>
              <text:list-item>
                <text:p>Les Exceptions du SPL <text:span text:style-name="T29">(Standard PHP Librairie)</text:span></text:p>
                <text:list>
                  <text:list-item>
                    <text:p><text:a xlink:href="https://www.php.net/manual/fr/spl.exceptions.php" xlink:type="simple">https://www.php.net/manual/fr/spl.exceptions.php</text:a></text:p>
                  </text:list-item>
                </text:list>
              </text:list-item>
              <text:list-item>
                <text:p>Les Exceptions étendues</text:p>
                <text:list>
                  <text:list-item>
                    <text:p><text:a xlink:href="https://www.php.net/manual/fr/language.exceptions.extending.php" xlink:type="simple">https://www.php.net/manual/fr/language.exceptions.extending.php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ack1" svg:font-family="Hack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Hack" svg:font-family="Hack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4T08:39:25.141780003</meta:creation-date>
    <meta:editing-duration>PT4H13M55S</meta:editing-duration>
    <meta:editing-cycles>15</meta:editing-cycles>
    <meta:generator>LibreOffice/7.0.4.2$Linux_X86_64 LibreOffice_project/00$Build-2</meta:generator>
    <dc:title>Inspiration</dc:title>
    <dc:date>2021-05-04T16:48:20.649160117</dc:date>
    <meta:document-statistic meta:object-count="56"/>
  </office:meta>
</office:document-meta>
</file>